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1.09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68.3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Population Density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3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ight now population count are done 5 yearly via the census. A lot of government decisions are made from this data and having more frequent collections would improve the quality of the decisions made.</text:p>
          </table:table-cell>
          <table:table-cell table:style-name="ce4" office:value-type="string" calcext:value-type="string">
            <text:p>Broker the mobile location estimate data from all the providers and apply the Stats NZ IP on data quality, assurance, and modelling on population density in a more frequent and gradular level.</text:p>
          </table:table-cell>
          <table:table-cell table:style-name="ce4" office:value-type="string" calcext:value-type="string" table:number-columns-spanned="2" table:number-rows-spanned="1">
            <text:p>A higher quality indicator of population density because of the large sample size of the data and the expertise and processing applied through Stats NZ expertise</text:p>
          </table:table-cell>
          <table:covered-table-cell table:style-name="ce17"/>
          <table:table-cell table:style-name="ce4" office:value-type="string" calcext:value-type="string">
            <text:p>Stats NZ and Data Ventures is a trusted party for all the data providers to act as a custodian for the data</text:p>
          </table:table-cell>
          <table:table-cell table:style-name="ce4" office:value-type="string" calcext:value-type="string">
            <text:p>Central government, local government, crown entities, local authorities, council operated organisations, Iwi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4"/>
          <table:table-cell table:style-name="ce4" office:value-type="string" calcext:value-type="string" table:number-columns-spanned="2" table:number-rows-spanned="1">
            <text:p>Data Ventures and Stats NZ is neutral party to assess the quality to alleviate customer concerns.</text:p>
          </table:table-cell>
          <table:covered-table-cell table:style-name="ce17"/>
          <table:table-cell table:style-name="ce4" office:value-type="string" calcext:value-type="string">
            <text:p>Stats NZ and Data Ventures is a trusted party for it's expertise in data quality, assurance, modelling</text:p>
          </table:table-cell>
          <table:table-cell table:style-name="ce4" office:value-type="string" calcext:value-type="string">
            <text:p>Data providers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3"/>
          <table:table-cell table:number-columns-repeated="1018"/>
        </table:table-row>
        <table:table-row table:style-name="ro2">
          <table:table-cell table:style-name="ce6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6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6" office:value-type="string" calcext:value-type="string">
            <text:p>Early adopter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idewalk labs</text:p>
          </table:table-cell>
          <table:table-cell table:style-name="ce4" office:value-type="string" calcext:value-type="string">
            <text:p>Number of agencies paying for access</text:p>
          </table:table-cell>
          <table:table-cell table:style-name="ce4" office:value-type="string" calcext:value-type="string" table:number-columns-spanned="2" table:number-rows-spanned="1">
            <text:p>A high quality population density product that has improved data and processing than what is available to the market</text:p>
          </table:table-cell>
          <table:covered-table-cell table:style-name="ce17"/>
          <table:table-cell table:style-name="ce4" office:value-type="string" calcext:value-type="string">
            <text:p>Government data forums and conferences</text:p>
          </table:table-cell>
          <table:table-cell table:style-name="ce4" office:value-type="string" calcext:value-type="string">
            <text:p>Central government and Industry organisation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afegraph</text:p>
          </table:table-cell>
          <table:table-cell table:style-name="ce9" office:value-type="string" calcext:value-type="string">
            <text:p>Additional features customers will pay for</text:p>
          </table:table-cell>
          <table:table-cell table:style-name="ce4" table:number-columns-spanned="2" table:number-rows-spanned="1"/>
          <table:covered-table-cell table:style-name="ce17"/>
          <table:table-cell table:style-name="ce23" office:value-type="string" calcext:value-type="string">
            <text:p>Government networks</text:p>
          </table:table-cell>
          <table:table-cell table:style-name="ce4" office:value-type="string" calcext:value-type="string">
            <text:p>Location data providers.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Y</text:p>
          </table:table-cell>
          <table:table-cell table:style-name="ce4"/>
          <table:table-cell table:style-name="ce15" table:number-columns-spanned="2" table:number-rows-spanned="1"/>
          <table:covered-table-cell table:style-name="ce17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7" table:number-columns-repeated="2"/>
          <table:table-cell table:style-name="ce7" table:number-columns-spanned="2" table:number-rows-spanned="1"/>
          <table:covered-table-cell table:style-name="ce18"/>
          <table:table-cell table:style-name="ce13"/>
          <table:table-cell table:style-name="ce7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0 lowest, 10 highest)</text:p>
          </table:table-cell>
          <table:covered-table-cell table:style-name="ce10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5 consideration of meeting the needs of the data providers around monitising their data to the value of what this is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Tier pricing model (Gold/Silver/Bronze), customised datasets/visualisations/access to basic dataset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Risk: 5. Future offering of the product would include demographic data - not sure what demographic data this is. Privacy and cultural aspects we need to conisder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Referral fee from the data providers for highly customised work</text:p>
          </table:table-cell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Effort: 5 This data has not been broguht together before and requires independant consultation and its an enterprise sales process and always takes a long time</text:p>
          </table:table-cell>
          <table:covered-table-cell/>
          <table:covered-table-cell table:style-name="ce17"/>
          <table:table-cell table:style-name="ce21" table:number-columns-spanned="3" table:number-rows-spanned="1"/>
          <table:covered-table-cell/>
          <table:covered-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 5 The specifics of long term commercial arrangements with the data providers will be discovered through the pilot, we understand the options available to them, just unsure of the combinations.</text:p>
          </table:table-cell>
          <table:covered-table-cell/>
          <table:covered-table-cell table:style-name="ce17"/>
          <table:table-cell table:style-name="ce20" table:number-columns-spanned="3" table:number-rows-spanned="1"/>
          <table:covered-table-cell/>
          <table:covered-table-cell table:style-name="ce17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3" table:number-rows-spanned="1">
            <text:p>Value: 9 Market validation and the need for this data between the gap with Census will hugely inform Government organisations and Iwi</text:p>
          </table:table-cell>
          <table:covered-table-cell table:style-name="ce11"/>
          <table:covered-table-cell table:style-name="ce18"/>
          <table:table-cell table:style-name="ce22" table:number-columns-spanned="3" table:number-rows-spanned="1"/>
          <table:covered-table-cell table:style-name="ce11"/>
          <table:covered-table-cell table:style-name="ce18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72pt" fo:margin-right="72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